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4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OrderCancellation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Order Cancellation. Details</text:p>
          </table:table-cell>
          <table:table-cell table:style-name="ce2" office:value-type="string">
            <text:p>OrderCancellation</text:p>
          </table:table-cell>
          <table:table-cell table:style-name="ce2" office:value-type="string">
            <text:p>The document used to cancel an entire Order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Cancelación de pedido</text:p>
          </table:table-cell>
          <table:table-cell table:style-name="ce12" office:value-type="string">
            <text:p>Documento que avisa a cualquiera de las partes de la cancelación de un Pedido.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Order Cancellation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Order Cancellation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Order Cancellation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customization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Order Cancellation. Identifier</text:p>
          </table:table-cell>
          <table:table-cell office:value-type="string">
            <text:p>ID</text:p>
          </table:table-cell>
          <table:table-cell office:value-type="string">
            <text:p>An identifier for the Order Cancellation assigned by the Buy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ID</text:p>
          </table:table-cell>
          <table:table-cell office:value-type="string">
            <text:p>Número único dado a la Cancelación de Pedido por el Comprador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Order Cancellation. Copy_ Indicator. Indicator</text:p>
          </table:table-cell>
          <table:table-cell office:value-type="string">
            <text:p>CopyIndicator</text:p>
          </table:table-cell>
          <table:table-cell office:value-type="string">
            <text:p>Indicates whether the Order Cancellation is a copy (true) or not (false)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Indicador de copia</text:p>
          </table:table-cell>
          <table:table-cell office:value-type="string">
            <text:p>Indica si un documento es una copia (verdad) o no (falso).</text:p>
          </table:table-cell>
          <table:table-cell table:number-columns-repeated="1016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Order Cancellation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UUID</text:p>
          </table:table-cell>
          <table:table-cell office:value-type="string">
            <text:p>Identificador único universal para una instancia de este ABIE.</text:p>
          </table:table-cell>
          <table:table-cell table:number-columns-repeated="1016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Order Cancellation. Issue Date. Date</text:p>
          </table:table-cell>
          <table:table-cell office:value-type="string">
            <text:p>IssueDate</text:p>
          </table:table-cell>
          <table:table-cell office:value-type="string">
            <text:p>The date assigned by the Buyer on which the Order was cancelled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Fecha de emisión</text:p>
          </table:table-cell>
          <table:table-cell office:value-type="string">
            <text:p>Fecha que indica cuando fue emitida la Cancelación de Pedido, asignada por el Comprador.</text:p>
          </table:table-cell>
          <table:table-cell table:number-columns-repeated="1016"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Order Cancellation. Issue Time. Time</text:p>
          </table:table-cell>
          <table:table-cell office:value-type="string">
            <text:p>IssueTime</text:p>
          </table:table-cell>
          <table:table-cell office:value-type="string">
            <text:p>The time assigned by the Buyer at which the Order was cancell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" office:value-type="string">
            <text:p>Hora de emisión</text:p>
          </table:table-cell>
          <table:table-cell office:value-type="string">
            <text:p>Hora de emisión de la Cancelación de Pedido, asignada por el Comprador.</text:p>
          </table:table-cell>
          <table:table-cell table:number-columns-repeated="1016"/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Order Cancellation. Note. Text</text:p>
          </table:table-cell>
          <table:table-cell office:value-type="string">
            <text:p>Note</text:p>
          </table:table-cell>
          <table:table-cell office:value-type="string">
            <text:p>Free-form text applying to the Order Cancellation. <text:s/>This element may contain notes or any other similar information that is not contained explicitly in another structure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3" office:value-type="string">
            <text:p>Nota</text:p>
          </table:table-cell>
          <table:table-cell office:value-type="string">
            <text:p>Nota que contiene otra información relevante no contenida en ninguna parte estructurada del documento.</text:p>
          </table:table-cell>
          <table:table-cell table:number-columns-repeated="1016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Order Cancellation. Cancellation_ Note. Text</text:p>
          </table:table-cell>
          <table:table-cell office:value-type="string">
            <text:p>CancellationNote</text:p>
          </table:table-cell>
          <table:table-cell office:value-type="string">
            <text:p>The general reason for cancellation of the referenced order.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3" office:value-type="string">
            <text:p>Nota de cancelación</text:p>
          </table:table-cell>
          <table:table-cell office:value-type="string">
            <text:p>Razón por la que se cancela el Pedido referenciado.</text:p>
          </table:table-cell>
          <table:table-cell table:number-columns-repeated="1016"/>
        </table:table-row>
        <table:table-row table:style-name="ro5">
          <table:table-cell table:style-name="ce4" office:value-type="float" office:value="12">
            <text:p>12</text:p>
          </table:table-cell>
          <table:table-cell table:style-name="ce4" office:value-type="string">
            <text:p>Order Cancellation. Order Reference</text:p>
          </table:table-cell>
          <table:table-cell table:style-name="ce4" office:value-type="string">
            <text:p>OrderReference</text:p>
          </table:table-cell>
          <table:table-cell table:style-name="ce4" office:value-type="string">
            <text:p>An associative reference to the Order(s) being cancelled. <text:s/>It is considered better practice to cancel only one Order in each Order Cancellation document.</text:p>
          </table:table-cell>
          <table:table-cell table:style-name="ce4" office:value-type="string">
            <text:p>1..n</text:p>
          </table:table-cell>
          <table:table-cell table:style-name="ce14" office:value-type="string">
            <text:p>ASBIE</text:p>
          </table:table-cell>
          <table:table-cell office:value-type="string">
            <text:p>Referencia a pedido</text:p>
          </table:table-cell>
          <table:table-cell table:style-name="ce14" office:value-type="string">
            <text:p>Identifica uno o más Pedidos a cancelar. Se considera una buena práctica cancelar un único pedido por Cancelación de pedido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3">
            <text:p>13</text:p>
          </table:table-cell>
          <table:table-cell table:style-name="ce4" office:value-type="string">
            <text:p>Order Cancellation. Originator_ Document Reference. Document Reference</text:p>
          </table:table-cell>
          <table:table-cell table:style-name="ce4" office:value-type="string">
            <text:p>OriginatorDocumentReference</text:p>
          </table:table-cell>
          <table:table-cell table:style-name="ce4" office:value-type="string">
            <text:p>An associative reference to Originator Document. 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Original</text:p>
          </table:table-cell>
          <table:table-cell table:style-name="ce14" office:value-type="string">
            <text:p>Referencia asociativa a Documento Original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4">
            <text:p>14</text:p>
          </table:table-cell>
          <table:table-cell table:style-name="ce4" office:value-type="string">
            <text:p>Order Cancellation. Additional_ Document Reference. Document Reference</text:p>
          </table:table-cell>
          <table:table-cell table:style-name="ce4" office:value-type="string">
            <text:p>AdditionalDocumentReference</text:p>
          </table:table-cell>
          <table:table-cell table:style-name="ce4" office:value-type="string">
            <text:p>An associative reference to Additional Documen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Referencia a Documento Adicional</text:p>
          </table:table-cell>
          <table:table-cell table:style-name="ce14" office:value-type="string">
            <text:p>Referencia asociativa con Documentos Adicion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4" office:value-type="string">
            <text:p>Order Cancellation. Contract</text:p>
          </table:table-cell>
          <table:table-cell table:style-name="ce4" office:value-type="string">
            <text:p>Contract</text:p>
          </table:table-cell>
          <table:table-cell table:style-name="ce4" office:value-type="string">
            <text:p>An association to Contract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Contrato</text:p>
          </table:table-cell>
          <table:table-cell table:style-name="ce14" office:value-type="string">
            <text:p>Asocia el documento con un Contrato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4" office:value-type="string">
            <text:p>Order Cancellation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An association to Signatur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office:value-type="string">
            <text:p>Firma</text:p>
          </table:table-cell>
          <table:table-cell table:style-name="ce14" office:value-type="string">
            <text:p>Asociación con Firmas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7">
            <text:p>17</text:p>
          </table:table-cell>
          <table:table-cell table:style-name="ce4" office:value-type="string">
            <text:p>Order Cancellation. Buyer_ Customer Party. Customer Party</text:p>
          </table:table-cell>
          <table:table-cell table:style-name="ce4" office:value-type="string">
            <text:p>BuyerCustomerParty</text:p>
          </table:table-cell>
          <table:table-cell table:style-name="ce4" office:value-type="string">
            <text:p>An association to the Buy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Comprador</text:p>
          </table:table-cell>
          <table:table-cell table:style-name="ce14" office:value-type="string">
            <text:p>Asociación con el Comprador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8">
            <text:p>18</text:p>
          </table:table-cell>
          <table:table-cell table:style-name="ce4" office:value-type="string">
            <text:p>Order Cancellation. Seller_ Supplier Party. Supplier Party</text:p>
          </table:table-cell>
          <table:table-cell table:style-name="ce4" office:value-type="string">
            <text:p>SellerSupplierParty</text:p>
          </table:table-cell>
          <table:table-cell table:style-name="ce4" office:value-type="string">
            <text:p>An association to the Seller.</text:p>
          </table:table-cell>
          <table:table-cell table:style-name="ce4" office:value-type="float" office:value="1">
            <text:p>1</text:p>
          </table:table-cell>
          <table:table-cell table:style-name="ce14" office:value-type="string">
            <text:p>ASBIE</text:p>
          </table:table-cell>
          <table:table-cell office:value-type="string">
            <text:p>Vendedor</text:p>
          </table:table-cell>
          <table:table-cell table:style-name="ce14" office:value-type="string">
            <text:p>Asociación con el Vendedor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Order Cancellation. Originator_ Customer Party. Customer Party</text:p>
          </table:table-cell>
          <table:table-cell table:style-name="ce4" office:value-type="string">
            <text:p>OriginatorCustomerParty</text:p>
          </table:table-cell>
          <table:table-cell table:style-name="ce4" office:value-type="string">
            <text:p>An association to the Originator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office:value-type="string">
            <text:p>Originador</text:p>
          </table:table-cell>
          <table:table-cell table:style-name="ce14" office:value-type="string">
            <text:p>Asociación con el Originador.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dministrator</dc:creator>
    <dc:date>2008-10-23T11:34:10</dc:date>
    <meta:document-statistic meta:table-count="1" meta:cell-count="163" meta:object-count="0"/>
    <meta:generator>OpenOffice.org/3.0$Win32 OpenOffice.org_project/300m9$Build-9358</meta:generator>
  </office:meta>
</office:document-meta>
</file>